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0.598cm" fo:min-width="2.386cm"/>
    </style:style>
    <style:style style:name="gr2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3" style:family="graphic" style:parent-style-name="objectwithoutfill">
      <style:graphic-properties svg:stroke-color="#3465a4" draw:marker-end="Arrow" draw:marker-end-width="0.3cm" draw:fill="none" draw:textarea-vertical-align="middle" draw:end-line-spacing-vertical="0.5cm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 fo:min-height="0.95cm" fo:min-width="3.385cm"/>
    </style:style>
    <style:style style:name="gr5" style:family="graphic" style:parent-style-name="standard">
      <style:graphic-properties svg:stroke-color="#000000" draw:textarea-horizontal-align="justify" draw:textarea-vertical-align="middle" draw:auto-grow-height="false" fo:min-height="0.95cm" fo:min-width="3.3cm"/>
    </style:style>
    <style:style style:name="gr6" style:family="graphic" style:parent-style-name="standard">
      <style:graphic-properties svg:stroke-color="#000000" draw:textarea-horizontal-align="justify" draw:textarea-vertical-align="middle" draw:auto-grow-height="false" fo:min-height="0.95cm" fo:min-width="1.2cm"/>
    </style:style>
    <style:style style:name="gr7" style:family="graphic" style:parent-style-name="standard">
      <style:graphic-properties svg:stroke-color="#000000" draw:textarea-horizontal-align="justify" draw:textarea-vertical-align="middle" draw:auto-grow-height="false" fo:min-height="0.851cm" fo:min-width="0.934cm"/>
    </style:style>
    <style:style style:name="gr8" style:family="graphic" style:parent-style-name="standard">
      <style:graphic-properties svg:stroke-color="#000000" draw:textarea-horizontal-align="justify" draw:textarea-vertical-align="middle" draw:auto-grow-height="false" fo:min-height="0.912cm" fo:min-width="2.201cm"/>
    </style:style>
    <style:style style:name="gr9" style:family="graphic" style:parent-style-name="standard">
      <style:graphic-properties svg:stroke-color="#000000" draw:textarea-horizontal-align="justify" draw:textarea-vertical-align="middle" draw:auto-grow-height="false" fo:min-height="1.374cm" fo:min-width="1.124cm"/>
    </style:style>
    <style:style style:name="gr10" style:family="graphic" style:parent-style-name="standard">
      <style:graphic-properties svg:stroke-color="#000000" draw:fill-color="#808080" draw:textarea-horizontal-align="justify" draw:textarea-vertical-align="middle" draw:auto-grow-height="false" fo:min-height="0.851cm" fo:min-width="1.59cm"/>
    </style:style>
    <style:style style:name="gr11" style:family="graphic" style:parent-style-name="standard">
      <style:graphic-properties svg:stroke-color="#000000" draw:fill-color="#808080" draw:textarea-horizontal-align="justify" draw:textarea-vertical-align="middle" draw:auto-grow-height="false" fo:min-height="0.851cm" fo:min-width="0.934cm"/>
    </style:style>
    <style:style style:name="gr12" style:family="graphic" style:parent-style-name="standard">
      <style:graphic-properties svg:stroke-color="#000000" draw:fill-color="#ccbe00" draw:textarea-horizontal-align="justify" draw:textarea-vertical-align="middle" draw:auto-grow-height="false" fo:min-height="0.807cm" fo:min-width="1.601cm"/>
    </style:style>
    <style:style style:name="gr13" style:family="graphic" style:parent-style-name="objectwithoutfill">
      <style:graphic-properties svg:stroke-color="#ccbe00" draw:marker-end="Arrow" draw:marker-end-width="0.3cm" draw:fill="none" draw:textarea-vertical-align="middle"/>
    </style:style>
    <style:style style:name="gr14" style:family="graphic" style:parent-style-name="standard">
      <style:graphic-properties svg:stroke-color="#000000" draw:fill-color="#ccbe00" draw:textarea-horizontal-align="justify" draw:textarea-vertical-align="middle" draw:auto-grow-height="false" fo:min-height="0.598cm" fo:min-width="2.386cm"/>
    </style:style>
    <style:style style:name="gr15" style:family="graphic" style:parent-style-name="objectwithoutfill">
      <style:graphic-properties svg:stroke-color="#ccbe00" draw:marker-start="Arrow" draw:marker-start-width="0.3cm" draw:marker-end="Arrow" draw:marker-end-width="0.3cm" draw:fill="none" draw:textarea-vertical-align="middle"/>
    </style:style>
    <style:style style:name="gr16" style:family="graphic" style:parent-style-name="standard">
      <style:graphic-properties svg:stroke-color="#000000" draw:fill-color="#bcaed5" draw:textarea-horizontal-align="justify" draw:textarea-vertical-align="middle" draw:auto-grow-height="false" fo:min-height="0.738cm" fo:min-width="2.838cm"/>
    </style:style>
    <style:style style:name="gr17" style:family="graphic" style:parent-style-name="standard">
      <style:graphic-properties svg:stroke-color="#000000" draw:fill-color="#bcaed5" draw:textarea-horizontal-align="justify" draw:textarea-vertical-align="middle" draw:auto-grow-height="false" fo:min-height="1.374cm" fo:min-width="1.124cm"/>
    </style:style>
    <style:style style:name="gr18" style:family="graphic" style:parent-style-name="objectwithoutfill">
      <style:graphic-properties svg:stroke-color="#bcaed5" draw:marker-end="Arrow" draw:marker-end-width="0.3cm" draw:fill="none" draw:textarea-vertical-align="middle"/>
    </style:style>
    <style:style style:name="gr19" style:family="graphic" style:parent-style-name="standard">
      <style:graphic-properties svg:stroke-color="#000000" draw:fill-color="#f9a870" draw:textarea-horizontal-align="justify" draw:textarea-vertical-align="middle" draw:auto-grow-height="false" fo:min-height="0.738cm" fo:min-width="2.838cm"/>
    </style:style>
    <style:style style:name="gr20" style:family="graphic" style:parent-style-name="standard">
      <style:graphic-properties svg:stroke-color="#000000" draw:fill-color="#f9a870" draw:textarea-horizontal-align="justify" draw:textarea-vertical-align="middle" draw:auto-grow-height="false" fo:min-height="1.374cm" fo:min-width="1.124cm"/>
    </style:style>
    <style:style style:name="gr21" style:family="graphic" style:parent-style-name="objectwithoutfill">
      <style:graphic-properties svg:stroke-color="#f9a870" draw:marker-end="Arrow" draw:marker-end-width="0.3cm" draw:fill="none" draw:textarea-vertical-align="middle"/>
    </style:style>
    <style:style style:name="gr22" style:family="graphic" style:parent-style-name="standard">
      <style:graphic-properties svg:stroke-color="#000000" draw:textarea-horizontal-align="justify" draw:textarea-vertical-align="middle" draw:auto-grow-height="false" fo:min-height="1.051cm" fo:min-width="1.172cm"/>
    </style:style>
    <style:style style:name="gr23" style:family="graphic" style:parent-style-name="standard">
      <style:graphic-properties svg:stroke-color="#000000" draw:textarea-horizontal-align="justify" draw:textarea-vertical-align="middle" draw:auto-grow-height="false" fo:min-height="0.95cm" fo:min-width="2.7cm"/>
    </style:style>
    <style:style style:name="gr24" style:family="graphic" style:parent-style-name="standard">
      <style:graphic-properties draw:stroke="dash" draw:stroke-dash="Fine_20_Dashed" svg:stroke-color="#000000" draw:fill-color="#f9a870" draw:textarea-horizontal-align="justify" draw:textarea-vertical-align="middle" draw:auto-grow-height="false" fo:min-height="0.95cm" fo:min-width="2.7cm"/>
    </style:style>
    <style:style style:name="gr25" style:family="graphic" style:parent-style-name="objectwithoutfill">
      <style:graphic-properties draw:stroke="dash" draw:stroke-dash="Fine_20_Dashed" svg:stroke-color="#f9a870" draw:marker-end="Arrow" draw:marker-end-width="0.3cm" draw:fill="none" draw:textarea-vertical-align="middle"/>
    </style:style>
    <style:style style:name="gr26" style:family="graphic" style:parent-style-name="standard">
      <style:graphic-properties svg:stroke-color="#000000" draw:fill-color="#62a73b" draw:textarea-horizontal-align="justify" draw:textarea-vertical-align="middle" draw:auto-grow-height="false" fo:min-height="0.807cm" fo:min-width="1.601cm"/>
    </style:style>
    <style:style style:name="gr27" style:family="graphic" style:parent-style-name="standard">
      <style:graphic-properties svg:stroke-color="#000000" draw:fill-color="#62a73b" draw:textarea-horizontal-align="justify" draw:textarea-vertical-align="middle" draw:auto-grow-height="false" fo:min-height="0.598cm" fo:min-width="2.386cm"/>
    </style:style>
    <style:style style:name="gr28" style:family="graphic" style:parent-style-name="standard">
      <style:graphic-properties svg:stroke-color="#000000" draw:fill-color="#62a73b" draw:textarea-horizontal-align="justify" draw:textarea-vertical-align="middle" draw:auto-grow-height="false" fo:min-height="0.807cm" fo:min-width="2.173cm"/>
    </style:style>
    <style:style style:name="gr29" style:family="graphic" style:parent-style-name="objectwithoutfill">
      <style:graphic-properties svg:stroke-color="#62a73b" draw:marker-end="Arrow" draw:marker-end-width="0.3cm" draw:fill="none" draw:textarea-vertical-align="middle"/>
    </style:style>
    <style:style style:name="gr30" style:family="graphic" style:parent-style-name="objectwithoutfill">
      <style:graphic-properties svg:stroke-color="#62a73b" draw:marker-start="Arrow" draw:marker-start-width="0.3cm" draw:marker-end="Arrow" draw:marker-end-width="0.3cm" draw:fill="none" draw:textarea-vertical-align="middle"/>
    </style:style>
    <style:style style:name="gr31" style:family="graphic" style:parent-style-name="standard">
      <style:graphic-properties svg:stroke-color="#000000" draw:fill-color="#390a5d" draw:textarea-horizontal-align="justify" draw:textarea-vertical-align="middle" draw:auto-grow-height="false" fo:min-height="0.598cm" fo:min-width="2.386cm"/>
    </style:style>
    <style:style style:name="gr32" style:family="graphic" style:parent-style-name="objectwithoutfill">
      <style:graphic-properties svg:stroke-color="#390a5d" draw:marker-end="Arrow" draw:marker-end-width="0.3cm" draw:fill="none" draw:textarea-vertical-align="middle"/>
    </style:style>
    <style:style style:name="gr33" style:family="graphic" style:parent-style-name="standard">
      <style:graphic-properties svg:stroke-color="#000000" draw:fill-color="#390a5d" draw:textarea-horizontal-align="justify" draw:textarea-vertical-align="middle" draw:auto-grow-height="false" fo:min-height="0.807cm" fo:min-width="1.601cm"/>
    </style:style>
    <style:style style:name="gr34" style:family="graphic" style:parent-style-name="objectwithoutfill">
      <style:graphic-properties svg:stroke-color="#390a5d" draw:marker-start="Arrow" draw:marker-start-width="0.3cm" draw:marker-end="Arrow" draw:marker-end-width="0.3cm" draw:fill="none" draw:textarea-vertical-align="middle"/>
    </style:style>
    <style:style style:name="gr35" style:family="graphic" style:parent-style-name="standard">
      <style:graphic-properties svg:stroke-color="#000000" draw:fill="solid" draw:fill-color="#bcaed5" draw:textarea-horizontal-align="justify" draw:textarea-vertical-align="middle" draw:auto-grow-height="false" fo:min-height="1.374cm" fo:min-width="1.124cm"/>
    </style:style>
    <style:style style:name="gr36" style:family="graphic" style:parent-style-name="objectwithoutfill">
      <style:graphic-properties draw:stroke="dash" draw:stroke-dash="Fine_20_Dashed" draw:marker-start="Circle_20_unfilled" draw:marker-end="Circle_20_unfilled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808080"/>
      <style:paragraph-properties fo:text-align="center"/>
    </style:style>
    <style:style style:name="P4" style:family="paragraph">
      <loext:graphic-properties draw:fill-color="#ccbe00"/>
      <style:paragraph-properties fo:text-align="center"/>
    </style:style>
    <style:style style:name="P5" style:family="paragraph">
      <loext:graphic-properties draw:fill-color="#bcaed5"/>
      <style:paragraph-properties fo:text-align="center"/>
    </style:style>
    <style:style style:name="P6" style:family="paragraph">
      <loext:graphic-properties draw:fill-color="#f9a870"/>
      <style:paragraph-properties fo:text-align="center"/>
    </style:style>
    <style:style style:name="P7" style:family="paragraph">
      <loext:graphic-properties draw:fill-color="#f9a870"/>
      <style:paragraph-properties fo:text-align="center"/>
      <style:text-properties fo:color="#808080"/>
    </style:style>
    <style:style style:name="P8" style:family="paragraph">
      <loext:graphic-properties draw:fill-color="#62a73b"/>
      <style:paragraph-properties fo:text-align="center"/>
    </style:style>
    <style:style style:name="P9" style:family="paragraph">
      <loext:graphic-properties draw:fill-color="#390a5d"/>
      <style:paragraph-properties fo:text-align="center"/>
    </style:style>
    <style:style style:name="P10" style:family="paragraph">
      <loext:graphic-properties draw:fill="solid" draw:fill-color="#bcaed5"/>
      <style:paragraph-properties fo:text-align="center"/>
    </style:style>
    <style:style style:name="T1" style:family="text">
      <style:text-properties fo:color="#80808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2cm" svg:height="1.2cm" svg:x="11.393cm" svg:y="8.96cm">
          <draw:glue-point draw:id="8" svg:x="-4.375cm" svg:y="-3.333cm"/>
          <draw:glue-point draw:id="9" svg:x="-4.375cm" svg:y="3.333cm"/>
          <draw:glue-point draw:id="10" svg:x="-3.75cm" svg:y="-5.008cm"/>
          <draw:glue-point draw:id="11" svg:x="2.187cm" svg:y="-5cm"/>
          <draw:glue-point draw:id="12" svg:x="4.375cm" svg:y="-4.166cm" draw:escape-direction="right"/>
          <draw:glue-point draw:id="13" svg:x="4.375cm" svg:y="3.333cm"/>
          <draw:glue-point draw:id="14" svg:x="-1.875cm" svg:y="5cm"/>
          <draw:glue-point draw:id="15" svg:x="1.875cm" svg:y="5cm"/>
          <draw:glue-point draw:id="16" svg:x="-1.875cm" svg:y="-5cm"/>
          <draw:glue-point draw:id="17" svg:x="-3.437cm" svg:y="5cm"/>
          <draw:glue-point draw:id="18" svg:x="3.415cm" svg:y="5.016cm"/>
          <text:p text:style-name="P1">local-elec-grid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2" draw:layer="layout" draw:type="curve" svg:x1="8.84cm" svg:y1="9.771cm" svg:x2="11.393cm" svg:y2="9.56cm" draw:start-shape="id1" draw:start-glue-point="5" draw:end-shape="id2" draw:end-glue-point="5" svg:d="M8840 9771c1915 0 639-211 2553-211" svg:viewBox="0 0 2554 212">
          <text:p/>
        </draw:connector>
        <draw:connector draw:style-name="gr3" draw:text-style-name="P2" draw:layer="layout" draw:type="curve" draw:line-skew="0.2cm" svg:x1="7.485cm" svg:y1="7.748cm" svg:x2="11.593cm" svg:y2="9.161cm" draw:start-shape="id3" draw:start-glue-point="5" draw:end-shape="id2" draw:end-glue-point="8" svg:d="M7485 7748c3231 0 1177 1413 4108 1413" svg:viewBox="0 0 4109 1414">
          <text:p/>
        </draw:connector>
        <draw:connector draw:style-name="gr2" draw:text-style-name="P2" draw:layer="layout" draw:type="curve" svg:x1="8.856cm" svg:y1="11.571cm" svg:x2="11.593cm" svg:y2="9.959cm" draw:start-shape="id4" draw:start-glue-point="5" draw:end-shape="id2" draw:end-glue-point="9" svg:d="M8856 11571c1903 0 535-1612 2737-1612" svg:viewBox="0 0 2738 1613">
          <text:p/>
        </draw:connector>
        <draw:custom-shape draw:style-name="gr4" draw:text-style-name="P1" xml:id="id1" draw:id="id1" draw:layer="layout" svg:width="3.885cm" svg:height="1.2cm" svg:x="4.954cm" svg:y="9.171cm">
          <text:p text:style-name="P1">onshore wind</text:p>
          <draw:enhanced-geometry svg:viewBox="0 0 21600 21600" draw:mirror-horizontal="tru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5" draw:text-style-name="P1" xml:id="id4" draw:id="id4" draw:layer="layout" svg:width="3.8cm" svg:height="1.2cm" svg:x="5.056cm" svg:y="10.971cm">
          <text:p text:style-name="P1">offshore wind</text:p>
          <draw:enhanced-geometry svg:viewBox="0 0 21600 21600" draw:mirror-horizontal="tru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6" draw:text-style-name="P1" xml:id="id3" draw:id="id3" draw:layer="layout" svg:width="1.7cm" svg:height="1.2cm" svg:x="5.785cm" svg:y="7.148cm">
          <text:p text:style-name="P1">solar</text:p>
          <draw:enhanced-geometry svg:viewBox="0 0 21600 21600" draw:mirror-horizontal="tru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2" draw:text-style-name="P2" draw:layer="layout" draw:type="curve" svg:x1="12.393cm" svg:y1="8.96cm" svg:x2="11.7cm" svg:y2="6.672cm" draw:start-shape="id2" draw:start-glue-point="16" draw:end-shape="id5" draw:end-glue-point="6" svg:d="M12393 8960c0-1714-693-571-693-2288" svg:viewBox="0 0 694 2289">
          <text:p/>
        </draw:connector>
        <draw:custom-shape draw:style-name="gr7" draw:text-style-name="P1" xml:id="id5" draw:id="id5" draw:layer="layout" svg:width="2.4cm" svg:height="1.1cm" svg:x="10.5cm" svg:y="5.572cm">
          <draw:glue-point draw:id="8" svg:x="4.008cm" svg:y="-2.545cm"/>
          <draw:glue-point draw:id="9" svg:x="3.854cm" svg:y="3.39cm"/>
          <draw:glue-point draw:id="10" svg:x="-3.995cm" svg:y="2.727cm"/>
          <draw:glue-point draw:id="11" svg:x="-3.845cm" svg:y="-2.872cm"/>
          <text:p text:style-name="P1">IC export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7" draw:text-style-name="P1" xml:id="id6" draw:id="id6" draw:layer="layout" svg:width="2.4cm" svg:height="1.1cm" svg:x="7.159cm" svg:y="5.503cm">
          <draw:glue-point draw:id="8" svg:x="3.979cm" svg:y="2.636cm"/>
          <draw:glue-point draw:id="9" svg:x="3.675cm" svg:y="-2.963cm"/>
          <draw:glue-point draw:id="10" svg:x="-3.725cm" svg:y="-2.963cm"/>
          <draw:glue-point draw:id="11" svg:x="-3.725cm" svg:y="2.636cm"/>
          <text:p text:style-name="P1">IC import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8" draw:text-style-name="P1" xml:id="id7" draw:id="id7" draw:layer="layout" svg:width="2.7cm" svg:height="2.2cm" svg:x="8.833cm" svg:y="2.007cm">
          <draw:glue-point draw:id="9" svg:x="-2.777cm" svg:y="4.545cm"/>
          <draw:glue-point draw:id="10" svg:x="3.148cm" svg:y="4.545cm"/>
          <text:p text:style-name="P1">remote-elec-<text:line-break/>grid-buffer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" draw:text-style-name="P2" draw:layer="layout" draw:type="curve" draw:line-skew="-0.151cm" svg:x1="8.359cm" svg:y1="6.603cm" svg:x2="11.793cm" svg:y2="8.96cm" draw:start-shape="id6" draw:start-glue-point="6" draw:end-shape="id2" draw:end-glue-point="10" svg:d="M8359 6603c0 1542 3434 364 3434 2357" svg:viewBox="0 0 3435 2358">
          <text:p/>
        </draw:connector>
        <draw:connector draw:style-name="gr2" draw:text-style-name="P2" draw:layer="layout" draw:type="curve" svg:x1="9.434cm" svg:y1="4.106cm" svg:x2="8.359cm" svg:y2="5.503cm" draw:start-shape="id7" draw:start-glue-point="9" draw:end-shape="id6" draw:end-glue-point="4" svg:d="M9434 4106c0 1125-1075 427-1075 1397" svg:viewBox="0 0 1076 1398">
          <text:p/>
        </draw:connector>
        <draw:connector draw:style-name="gr2" draw:text-style-name="P2" draw:layer="layout" draw:type="curve" svg:x1="11.7cm" svg:y1="5.572cm" svg:x2="11.032cm" svg:y2="4.106cm" draw:start-shape="id5" draw:start-glue-point="4" draw:end-shape="id7" draw:end-glue-point="10" svg:d="M11700 5572c0-1023-668-290-668-1466" svg:viewBox="0 0 669 1467">
          <text:p/>
        </draw:connector>
        <draw:custom-shape draw:style-name="gr9" draw:text-style-name="P1" xml:id="id8" draw:id="id8" draw:layer="layout" svg:width="2.3cm" svg:height="2.3cm" svg:x="27.018cm" svg:y="2.107cm">
          <text:p text:style-name="P1">local-elec-<text:line-break/>demand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2" draw:layer="layout" draw:type="curve" svg:x1="14.393cm" svg:y1="9.061cm" svg:x2="27.018cm" svg:y2="3.257cm" draw:start-shape="id2" draw:start-glue-point="12" draw:end-shape="id8" draw:end-glue-point="6" svg:d="M14393 9061c9619 0 3307-5804 12625-5804" svg:viewBox="0 0 12626 5805">
          <text:p/>
        </draw:connector>
        <draw:connector draw:style-name="gr2" draw:text-style-name="P2" draw:layer="layout" draw:type="curve" svg:x1="14.085cm" svg:y1="10.16cm" svg:x2="18.46cm" svg:y2="13.908cm" draw:start-shape="id2" draw:start-glue-point="18" draw:end-shape="id9" draw:end-glue-point="4" svg:d="M14085 10160c0 2812 4375 939 4375 3748" svg:viewBox="0 0 4376 3749">
          <text:p/>
        </draw:connector>
        <draw:custom-shape draw:style-name="gr10" draw:text-style-name="P3" xml:id="id9" draw:id="id9" draw:layer="layout" svg:width="3.5cm" svg:height="1.1cm" svg:x="16.71cm" svg:y="13.908cm">
          <text:p text:style-name="P1">H2 electrolysis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1" draw:text-style-name="P3" xml:id="id10" draw:id="id10" draw:layer="layout" svg:width="2.4cm" svg:height="1.1cm" svg:x="11.324cm" svg:y="13.871cm">
          <text:p text:style-name="P1">H2 OCGT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2" draw:text-style-name="P4" xml:id="id13" draw:id="id13" draw:layer="layout" svg:width="2.1cm" svg:height="2cm" svg:x="9.847cm" svg:y="16.014cm">
          <draw:glue-point draw:id="9" svg:x="-5cm" svg:y="-2cm"/>
          <draw:glue-point draw:id="10" svg:x="-5cm" svg:y="2cm"/>
          <draw:glue-point draw:id="11" svg:x="5cm" svg:y="-2cm"/>
          <text:p text:style-name="P1">H2 store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" draw:text-style-name="P2" draw:layer="layout" draw:type="curve" svg:x1="12.524cm" svg:y1="13.871cm" svg:x2="12.993cm" svg:y2="10.16cm" draw:start-shape="id10" draw:start-glue-point="0" draw:end-shape="id2" draw:end-glue-point="6" svg:d="M12524 13871c0-2782 469-927 469-3711" svg:viewBox="0 0 470 3712">
          <text:p/>
        </draw:connector>
        <draw:connector draw:style-name="gr13" draw:text-style-name="P2" draw:layer="layout" draw:type="curve" svg:x1="14.823cm" svg:y1="17.511cm" svg:x2="12.524cm" svg:y2="14.971cm" draw:start-shape="id11" draw:start-glue-point="10" draw:end-shape="id10" draw:end-glue-point="6" svg:d="M14823 17511c0-1903-2299-634-2299-2540" svg:viewBox="0 0 2300 2541">
          <text:p/>
        </draw:connector>
        <draw:connector draw:style-name="gr13" draw:text-style-name="P2" draw:layer="layout" draw:type="curve" svg:x1="18.46cm" svg:y1="15.008cm" svg:x2="16.221cm" svg:y2="17.511cm" draw:start-shape="id9" draw:start-glue-point="6" draw:end-shape="id11" draw:end-glue-point="11" svg:d="M18460 15008c0 1878-2239 627-2239 2503" svg:viewBox="0 0 2240 2504">
          <text:p/>
        </draw:connector>
        <draw:custom-shape draw:style-name="gr11" draw:text-style-name="P3" xml:id="id12" draw:id="id12" draw:layer="layout" svg:width="2.4cm" svg:height="1.1cm" svg:x="14.041cm" svg:y="13.871cm">
          <text:p text:style-name="P1">H2 CCGT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2" draw:text-style-name="P2" draw:layer="layout" draw:type="curve" svg:x1="15.241cm" svg:y1="13.871cm" svg:x2="13.593cm" svg:y2="10.16cm" draw:start-shape="id12" draw:start-glue-point="4" draw:end-shape="id2" draw:end-glue-point="15" svg:d="M15241 13871c0-2782-1648-927-1648-3711" svg:viewBox="0 0 1649 3712">
          <text:p/>
        </draw:connector>
        <draw:connector draw:style-name="gr13" draw:text-style-name="P2" draw:layer="layout" draw:type="curve" svg:x1="15.522cm" svg:y1="17.511cm" svg:x2="15.241cm" svg:y2="14.971cm" draw:start-shape="id11" draw:start-glue-point="4" draw:end-shape="id12" draw:end-glue-point="6" svg:d="M15522 17511c0-1903-281-634-281-2540" svg:viewBox="0 0 282 2541">
          <text:p/>
        </draw:connector>
        <draw:custom-shape draw:style-name="gr14" draw:text-style-name="P4" xml:id="id11" draw:id="id11" draw:layer="layout" svg:width="3.2cm" svg:height="1.2cm" svg:x="13.922cm" svg:y="17.511cm">
          <draw:glue-point draw:id="8" svg:x="-4.375cm" svg:y="-3.333cm"/>
          <draw:glue-point draw:id="9" svg:x="-4.375cm" svg:y="3.333cm"/>
          <draw:glue-point draw:id="10" svg:x="-2.187cm" svg:y="-5cm"/>
          <draw:glue-point draw:id="11" svg:x="2.187cm" svg:y="-5cm"/>
          <draw:glue-point draw:id="12" svg:x="4.375cm" svg:y="-4.166cm" draw:escape-direction="right"/>
          <draw:glue-point draw:id="13" svg:x="4.375cm" svg:y="3.333cm"/>
          <draw:glue-point draw:id="14" svg:x="-1.875cm" svg:y="5cm"/>
          <draw:glue-point draw:id="15" svg:x="1.875cm" svg:y="5cm"/>
          <text:p text:style-name="P1">H2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5" draw:text-style-name="P2" draw:layer="layout" draw:type="curve" svg:x1="11.947cm" svg:y1="17.014cm" svg:x2="13.922cm" svg:y2="18.111cm" draw:start-shape="id13" draw:start-glue-point="8" draw:end-shape="id11" draw:end-glue-point="5" svg:d="M11947 17014c1482 0 495 1097 1975 1097" svg:viewBox="0 0 1976 1098">
          <text:p/>
        </draw:connector>
        <draw:custom-shape draw:style-name="gr16" draw:text-style-name="P5" xml:id="id16" draw:id="id16" draw:layer="layout" svg:width="3.7cm" svg:height="1.4cm" svg:x="28.342cm" svg:y="12.639cm">
          <draw:glue-point draw:id="8" svg:x="-4.375cm" svg:y="-3.333cm"/>
          <draw:glue-point draw:id="9" svg:x="-4.375cm" svg:y="3.333cm"/>
          <draw:glue-point draw:id="10" svg:x="-2.187cm" svg:y="-5cm"/>
          <draw:glue-point draw:id="11" svg:x="2.187cm" svg:y="-5cm"/>
          <draw:glue-point draw:id="12" svg:x="4.375cm" svg:y="-4.166cm" draw:escape-direction="right"/>
          <draw:glue-point draw:id="13" svg:x="4.375cm" svg:y="3.333cm"/>
          <draw:glue-point draw:id="14" svg:x="-1.875cm" svg:y="5cm"/>
          <draw:glue-point draw:id="15" svg:x="1.875cm" svg:y="5cm"/>
          <text:p text:style-name="P1">surface_transport<text:line-break/>_final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7" draw:text-style-name="P5" xml:id="id17" draw:id="id17" draw:layer="layout" svg:width="2.3cm" svg:height="2.3cm" svg:x="34.06cm" svg:y="12.169cm">
          <text:p text:style-name="P1">surface-<text:line-break/>transport-<text:line-break/>demand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1" draw:text-style-name="P3" xml:id="id14" draw:id="id14" draw:layer="layout" svg:width="2.4cm" svg:height="1.1cm" svg:x="24.503cm" svg:y="12.08cm">
          <text:p text:style-name="P1">BEV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1" draw:text-style-name="P3" xml:id="id15" draw:id="id15" draw:layer="layout" svg:width="2.4cm" svg:height="1.1cm" svg:x="24.487cm" svg:y="13.829cm">
          <text:p text:style-name="P1">FCEV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2" draw:text-style-name="P2" draw:layer="layout" draw:type="curve" svg:x1="14.393cm" svg:y1="9.959cm" svg:x2="24.503cm" svg:y2="12.63cm" draw:start-shape="id2" draw:start-glue-point="13" draw:end-shape="id14" draw:end-glue-point="5" svg:d="M14393 9959c7734 0 2679 2671 10110 2671" svg:viewBox="0 0 10111 2672">
          <text:p/>
        </draw:connector>
        <draw:connector draw:style-name="gr13" draw:text-style-name="P2" draw:layer="layout" draw:type="curve" svg:x1="16.922cm" svg:y1="18.51cm" svg:x2="24.487cm" svg:y2="14.379cm" draw:start-shape="id11" draw:start-glue-point="13" draw:end-shape="id15" draw:end-glue-point="5" svg:d="M16922 18510c5824 0 2042-4131 7565-4131" svg:viewBox="0 0 7566 4132">
          <text:p/>
        </draw:connector>
        <draw:connector draw:style-name="gr18" draw:text-style-name="P2" draw:layer="layout" draw:type="curve" svg:x1="26.903cm" svg:y1="12.63cm" svg:x2="28.574cm" svg:y2="12.873cm" draw:start-shape="id14" draw:start-glue-point="7" draw:end-shape="id16" draw:end-glue-point="8" svg:d="M26903 12630c1080 0 245 243 1671 243" svg:viewBox="0 0 1672 244">
          <text:p/>
        </draw:connector>
        <draw:connector draw:style-name="gr18" draw:text-style-name="P2" draw:layer="layout" draw:type="curve" svg:x1="26.887cm" svg:y1="14.379cm" svg:x2="28.574cm" svg:y2="13.805cm" draw:start-shape="id15" draw:start-glue-point="7" draw:end-shape="id16" draw:end-glue-point="9" svg:d="M26887 14379c1092 0 249-574 1687-574" svg:viewBox="0 0 1688 575">
          <text:p/>
        </draw:connector>
        <draw:connector draw:style-name="gr18" draw:text-style-name="P2" draw:layer="layout" draw:type="curve" svg:x1="32.042cm" svg:y1="13.339cm" svg:x2="34.06cm" svg:y2="13.319cm" draw:start-shape="id16" draw:start-glue-point="7" draw:end-shape="id17" draw:end-glue-point="6" svg:d="M32042 13339c1515 0 506-20 2018-20" svg:viewBox="0 0 2019 21">
          <text:p/>
        </draw:connector>
        <draw:custom-shape draw:style-name="gr19" draw:text-style-name="P6" xml:id="id19" draw:id="id19" draw:layer="layout" svg:width="3.7cm" svg:height="1.4cm" svg:x="28.565cm" svg:y="7.951cm">
          <draw:glue-point draw:id="8" svg:x="-4.375cm" svg:y="-3.333cm"/>
          <draw:glue-point draw:id="9" svg:x="-4.375cm" svg:y="3.333cm"/>
          <draw:glue-point draw:id="10" svg:x="-2.187cm" svg:y="-5cm"/>
          <draw:glue-point draw:id="11" svg:x="2.187cm" svg:y="-5cm"/>
          <draw:glue-point draw:id="12" svg:x="4.375cm" svg:y="-4.166cm" draw:escape-direction="right"/>
          <draw:glue-point draw:id="13" svg:x="4.375cm" svg:y="3.333cm"/>
          <draw:glue-point draw:id="14" svg:x="-1.875cm" svg:y="5cm"/>
          <draw:glue-point draw:id="15" svg:x="1.875cm" svg:y="5cm"/>
          <text:p text:style-name="P1">lo_temp_heat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0" draw:text-style-name="P6" xml:id="id21" draw:id="id21" draw:layer="layout" svg:width="2.3cm" svg:height="2.3cm" svg:x="33.991cm" svg:y="7.497cm">
          <text:p text:style-name="P1">lo-temp-<text:line-break/>heat-<text:line-break/>demand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1" draw:text-style-name="P3" xml:id="id18" draw:id="id18" draw:layer="layout" svg:width="2.4cm" svg:height="1.1cm" svg:x="24.102cm" svg:y="7.041cm">
          <draw:glue-point draw:id="8" svg:x="4.129cm" svg:y="-1.954cm"/>
          <text:p text:style-name="P1">ASHP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1" draw:text-style-name="P3" xml:id="id20" draw:id="id20" draw:layer="layout" svg:width="2.4cm" svg:height="1.1cm" svg:x="24.102cm" svg:y="9.341cm">
          <text:p text:style-name="P1">H2_boiler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21" draw:text-style-name="P2" draw:layer="layout" draw:type="curve" svg:x1="26.502cm" svg:y1="7.591cm" svg:x2="28.797cm" svg:y2="8.185cm" draw:start-shape="id18" draw:start-glue-point="7" draw:end-shape="id19" draw:end-glue-point="8" svg:d="M26502 7591c1548 0 401 594 2295 594" svg:viewBox="0 0 2296 595">
          <text:p/>
        </draw:connector>
        <draw:connector draw:style-name="gr21" draw:text-style-name="P2" draw:layer="layout" draw:type="curve" svg:x1="26.502cm" svg:y1="9.891cm" svg:x2="28.797cm" svg:y2="9.117cm" draw:start-shape="id20" draw:start-glue-point="7" draw:end-shape="id19" draw:end-glue-point="9" svg:d="M26502 9891c1548 0 401-774 2295-774" svg:viewBox="0 0 2296 775">
          <text:p/>
        </draw:connector>
        <draw:connector draw:style-name="gr21" draw:text-style-name="P2" draw:layer="layout" draw:type="curve" svg:x1="32.265cm" svg:y1="8.651cm" svg:x2="33.991cm" svg:y2="8.647cm" draw:start-shape="id19" draw:start-glue-point="7" draw:end-shape="id21" draw:end-glue-point="6" svg:d="M32265 8651c1296 0 433-4 1726-4" svg:viewBox="0 0 1727 5">
          <text:p/>
        </draw:connector>
        <draw:connector draw:style-name="gr2" draw:text-style-name="P2" draw:layer="layout" draw:type="curve" svg:x1="14.593cm" svg:y1="9.56cm" svg:x2="24.102cm" svg:y2="7.591cm" draw:start-shape="id2" draw:start-glue-point="7" draw:end-shape="id18" draw:end-glue-point="5" svg:d="M14593 9560c7132 0 2378-1969 9509-1969" svg:viewBox="0 0 9510 1970">
          <text:p/>
        </draw:connector>
        <draw:connector draw:style-name="gr13" draw:text-style-name="P2" draw:layer="layout" draw:type="curve" svg:x1="16.922cm" svg:y1="17.612cm" svg:x2="24.102cm" svg:y2="9.891cm" draw:start-shape="id11" draw:start-glue-point="12" draw:end-shape="id20" draw:end-glue-point="5" svg:d="M16922 17612c5536 0 1947-7721 7180-7721" svg:viewBox="0 0 7181 7722">
          <text:p/>
        </draw:connector>
        <draw:custom-shape draw:style-name="gr22" draw:text-style-name="P1" xml:id="id24" draw:id="id24" draw:layer="layout" svg:width="2.8cm" svg:height="1.3cm" svg:x="17.354cm" svg:y="5.517cm">
          <draw:glue-point draw:id="8" svg:x="-3.946cm" svg:y="-3.138cm"/>
          <draw:glue-point draw:id="9" svg:x="-3.771cm" svg:y="3.03cm"/>
          <draw:glue-point draw:id="10" svg:x="3.735cm" svg:y="3.307cm"/>
          <draw:glue-point draw:id="11" svg:x="3.864cm" svg:y="-2.823cm"/>
          <text:p text:style-name="P1">battery <text:line-break/>charge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2" draw:text-style-name="P1" xml:id="id23" draw:id="id23" draw:layer="layout" svg:width="2.8cm" svg:height="1.3cm" svg:x="13.698cm" svg:y="5.553cm">
          <draw:glue-point draw:id="8" svg:x="3.553cm" svg:y="-3.661cm"/>
          <draw:glue-point draw:id="9" svg:x="3.814cm" svg:y="3.03cm"/>
          <draw:glue-point draw:id="10" svg:x="-3.825cm" svg:y="2.469cm"/>
          <draw:glue-point draw:id="11" svg:x="-3.953cm" svg:y="-2.269cm"/>
          <text:p text:style-name="P1">battery <text:line-break/>discharge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8" draw:text-style-name="P1" xml:id="id22" draw:id="id22" draw:layer="layout" svg:width="2.7cm" svg:height="2.2cm" svg:x="15.245cm" svg:y="2.122cm">
          <draw:glue-point draw:id="9" svg:x="-2.777cm" svg:y="4.545cm"/>
          <draw:glue-point draw:id="10" svg:x="3.148cm" svg:y="4.545cm"/>
          <text:p text:style-name="P1">battery <text:line-break/>storag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" draw:text-style-name="P2" draw:layer="layout" draw:type="curve" svg:x1="15.846cm" svg:y1="4.221cm" svg:x2="15.098cm" svg:y2="5.553cm" draw:start-shape="id22" draw:start-glue-point="9" draw:end-shape="id23" draw:end-glue-point="4" svg:d="M15846 4221c0 1075-748 410-748 1332" svg:viewBox="0 0 749 1333">
          <text:p/>
        </draw:connector>
        <draw:connector draw:style-name="gr2" draw:text-style-name="P2" draw:layer="layout" draw:type="curve" svg:x1="18.754cm" svg:y1="5.517cm" svg:x2="17.444cm" svg:y2="4.221cm" draw:start-shape="id24" draw:start-glue-point="4" draw:end-shape="id22" draw:end-glue-point="10" svg:d="M18754 5517c0-895-1310-248-1310-1296" svg:viewBox="0 0 1311 1297">
          <text:p/>
        </draw:connector>
        <draw:connector draw:style-name="gr2" draw:text-style-name="P2" draw:layer="layout" draw:type="curve" svg:x1="13.692cm" svg:y1="8.96cm" svg:x2="18.754cm" svg:y2="6.817cm" draw:start-shape="id2" draw:start-glue-point="11" draw:end-shape="id24" draw:end-glue-point="6" svg:d="M13692 8960c0-1606 5062-535 5062-2143" svg:viewBox="0 0 5063 2144">
          <text:p/>
        </draw:connector>
        <draw:connector draw:style-name="gr2" draw:text-style-name="P2" draw:layer="layout" draw:type="curve" svg:x1="15.098cm" svg:y1="6.853cm" svg:x2="12.993cm" svg:y2="8.96cm" draw:start-shape="id23" draw:start-glue-point="6" draw:end-shape="id2" draw:end-glue-point="4" svg:d="M15098 6853c0 1581-2105 528-2105 2107" svg:viewBox="0 0 2106 2108">
          <text:p/>
        </draw:connector>
        <draw:custom-shape draw:style-name="gr23" draw:text-style-name="P1" xml:id="id25" draw:id="id25" draw:layer="layout" svg:width="3.2cm" svg:height="1.2cm" svg:x="5.156cm" svg:y="12.671cm">
          <text:p text:style-name="P1">nuclear-SMR</text:p>
          <draw:enhanced-geometry svg:viewBox="0 0 21600 21600" draw:mirror-horizontal="tru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2" draw:text-style-name="P2" draw:layer="layout" draw:type="curve" svg:x1="8.356cm" svg:y1="13.271cm" svg:x2="11.894cm" svg:y2="10.16cm" draw:start-shape="id25" draw:start-glue-point="5" draw:end-shape="id2" draw:end-glue-point="17" svg:d="M8356 13271c2359 0 3538-1037 3538-3111" svg:viewBox="0 0 3539 3112">
          <text:p/>
        </draw:connector>
        <draw:custom-shape draw:style-name="gr24" draw:text-style-name="P7" xml:id="id26" draw:id="id26" draw:layer="layout" svg:width="3.2cm" svg:height="1.2cm" svg:x="23.804cm" svg:y="4.918cm">
          <draw:glue-point draw:id="8" svg:x="4.121cm" svg:y="2.666cm"/>
          <text:p text:style-name="P1"><text:span text:style-name="T1">Heat RE</text:span><text:span text:style-name="T1"><text:line-break/></text:span><text:span text:style-name="T1">(tacit)</text:span></text:p>
          <draw:enhanced-geometry svg:viewBox="0 0 21600 21600" draw:mirror-horizontal="tru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25" draw:text-style-name="P2" draw:layer="layout" draw:type="curve" svg:x1="27.004cm" svg:y1="5.518cm" svg:x2="29.606cm" svg:y2="7.951cm" draw:start-shape="id26" draw:start-glue-point="5" draw:end-shape="id19" draw:end-glue-point="10" svg:d="M27004 5518c1735 0 2602 811 2602 2433" svg:viewBox="0 0 2603 2434">
          <text:p/>
        </draw:connector>
        <draw:custom-shape draw:style-name="gr10" draw:text-style-name="P3" xml:id="id27" draw:id="id27" draw:layer="layout" svg:width="3.5cm" svg:height="1.1cm" svg:x="4.226cm" svg:y="19.599cm">
          <text:p text:style-name="P1">DAC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6" draw:text-style-name="P8" xml:id="id30" draw:id="id30" draw:layer="layout" svg:width="2.1cm" svg:height="2cm" svg:x="11.151cm" svg:y="18.843cm">
          <draw:glue-point draw:id="9" svg:x="-5cm" svg:y="-2cm"/>
          <draw:glue-point draw:id="10" svg:x="-5cm" svg:y="2cm"/>
          <draw:glue-point draw:id="11" svg:x="5cm" svg:y="-2cm"/>
          <text:p text:style-name="P1">CO2 store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7" draw:text-style-name="P8" xml:id="id29" draw:id="id29" draw:layer="layout" svg:width="3.2cm" svg:height="1.2cm" svg:x="12.489cm" svg:y="22.03cm">
          <draw:glue-point draw:id="8" svg:x="-4.375cm" svg:y="-3.333cm"/>
          <draw:glue-point draw:id="9" svg:x="-4.375cm" svg:y="3.333cm"/>
          <draw:glue-point draw:id="10" svg:x="-2.187cm" svg:y="-5cm"/>
          <draw:glue-point draw:id="11" svg:x="2.187cm" svg:y="-5cm"/>
          <draw:glue-point draw:id="12" svg:x="4.375cm" svg:y="-4.166cm" draw:escape-direction="right"/>
          <draw:glue-point draw:id="13" svg:x="4.375cm" svg:y="3.333cm"/>
          <draw:glue-point draw:id="14" svg:x="-1.875cm" svg:y="5cm"/>
          <draw:glue-point draw:id="15" svg:x="1.875cm" svg:y="5cm"/>
          <text:p text:style-name="P1">CO2_conc_bus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8" draw:text-style-name="P8" xml:id="id37" draw:id="id37" draw:layer="layout" svg:width="2.672cm" svg:height="2cm" svg:x="6.196cm" svg:y="23.735cm">
          <draw:glue-point draw:id="9" svg:x="-5cm" svg:y="-2cm"/>
          <draw:glue-point draw:id="10" svg:x="-5cm" svg:y="2cm"/>
          <draw:glue-point draw:id="11" svg:x="5cm" svg:y="-2cm"/>
          <text:p text:style-name="P1">CO2<text:line-break/>atmosphere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" draw:text-style-name="P2" draw:layer="layout" draw:type="curve" svg:x1="12.393cm" svg:y1="10.16cm" svg:x2="5.976cm" svg:y2="19.599cm" draw:start-shape="id2" draw:start-glue-point="14" draw:end-shape="id27" draw:end-glue-point="4" svg:d="M12393 10160c0 7080-6417 2361-6417 9439" svg:viewBox="0 0 6418 9440">
          <text:p/>
        </draw:connector>
        <draw:connector draw:style-name="gr29" draw:text-style-name="P2" draw:layer="layout" draw:type="curve" svg:x1="13.548cm" svg:y1="25.398cm" svg:x2="5.976cm" svg:y2="20.699cm" draw:start-shape="id28" draw:start-glue-point="10" draw:end-shape="id27" draw:end-glue-point="6" svg:d="M13548 25398c0-3523-7572-1174-7572-4699" svg:viewBox="0 0 7573 4700">
          <text:p/>
        </draw:connector>
        <draw:connector draw:style-name="gr29" draw:text-style-name="P2" draw:layer="layout" draw:type="curve" svg:x1="7.726cm" svg:y1="20.149cm" svg:x2="12.489cm" svg:y2="22.63cm" draw:start-shape="id27" draw:start-glue-point="7" draw:end-shape="id29" draw:end-glue-point="5" svg:d="M7726 20149c3573 0 1192 2481 4763 2481" svg:viewBox="0 0 4764 2482">
          <text:p/>
        </draw:connector>
        <draw:connector draw:style-name="gr30" draw:text-style-name="P2" draw:layer="layout" draw:type="curve" svg:x1="12.201cm" svg:y1="20.843cm" svg:x2="14.089cm" svg:y2="22.03cm" draw:start-shape="id30" draw:start-glue-point="7" draw:end-shape="id29" draw:end-glue-point="4" svg:d="M12201 20843c0 891 1888 298 1888 1187" svg:viewBox="0 0 1889 1188">
          <text:p/>
        </draw:connector>
        <draw:custom-shape draw:style-name="gr10" draw:text-style-name="P3" xml:id="id31" draw:id="id31" draw:layer="layout" svg:width="3.5cm" svg:height="1.1cm" svg:x="17.647cm" svg:y="20.504cm">
          <text:p text:style-name="P1">Fischer-<text:line-break/>Tropsch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29" draw:text-style-name="P2" draw:layer="layout" draw:type="curve" svg:x1="15.689cm" svg:y1="22.63cm" svg:x2="17.647cm" svg:y2="21.054cm" draw:start-shape="id29" draw:start-glue-point="7" draw:end-shape="id31" draw:end-glue-point="5" svg:d="M15689 22630c1470 0 491-1576 1958-1576" svg:viewBox="0 0 1959 1577">
          <text:p/>
        </draw:connector>
        <draw:connector draw:style-name="gr13" draw:text-style-name="P2" draw:layer="layout" draw:type="curve" svg:x1="16.122cm" svg:y1="18.711cm" svg:x2="19.397cm" svg:y2="20.504cm" draw:start-shape="id11" draw:start-glue-point="15" draw:end-shape="id31" draw:end-glue-point="4" svg:d="M16122 18711c0 1345 3275 449 3275 1793" svg:viewBox="0 0 3276 1794">
          <text:p/>
        </draw:connector>
        <draw:custom-shape draw:style-name="gr31" draw:text-style-name="P9" xml:id="id32" draw:id="id32" draw:layer="layout" svg:width="3.2cm" svg:height="1.2cm" svg:x="22.454cm" svg:y="20.44cm">
          <draw:glue-point draw:id="8" svg:x="-4.375cm" svg:y="-3.333cm"/>
          <draw:glue-point draw:id="9" svg:x="-4.375cm" svg:y="3.333cm"/>
          <draw:glue-point draw:id="10" svg:x="-2.187cm" svg:y="-5cm"/>
          <draw:glue-point draw:id="11" svg:x="2.187cm" svg:y="-5cm"/>
          <draw:glue-point draw:id="12" svg:x="4.375cm" svg:y="-4.166cm" draw:escape-direction="right"/>
          <draw:glue-point draw:id="13" svg:x="4.375cm" svg:y="3.333cm"/>
          <draw:glue-point draw:id="14" svg:x="-1.875cm" svg:y="5cm"/>
          <draw:glue-point draw:id="15" svg:x="1.875cm" svg:y="5cm"/>
          <text:p text:style-name="P1">synfuel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2" draw:text-style-name="P2" draw:layer="layout" draw:type="curve" svg:x1="21.147cm" svg:y1="21.054cm" svg:x2="22.454cm" svg:y2="21.04cm" draw:start-shape="id31" draw:start-glue-point="7" draw:end-shape="id32" draw:end-glue-point="5" svg:d="M21147 21054c981 0 328-14 1307-14" svg:viewBox="0 0 1308 15">
          <text:p/>
        </draw:connector>
        <draw:custom-shape draw:style-name="gr33" draw:text-style-name="P9" xml:id="id33" draw:id="id33" draw:layer="layout" svg:width="2.1cm" svg:height="2cm" svg:x="25.218cm" svg:y="16.707cm">
          <draw:glue-point draw:id="9" svg:x="-5cm" svg:y="-2cm"/>
          <draw:glue-point draw:id="10" svg:x="-5cm" svg:y="2cm"/>
          <draw:glue-point draw:id="11" svg:x="5cm" svg:y="-2cm"/>
          <text:p text:style-name="P1">synfuel<text:line-break/>store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4" draw:text-style-name="P2" draw:layer="layout" draw:type="curve" svg:x1="24.054cm" svg:y1="20.44cm" svg:x2="26.268cm" svg:y2="18.707cm" draw:start-shape="id32" draw:start-glue-point="4" draw:end-shape="id33" draw:end-glue-point="7" svg:d="M24054 20440c0-1299 2214-433 2214-1733" svg:viewBox="0 0 2215 1734">
          <text:p/>
        </draw:connector>
        <draw:custom-shape draw:style-name="gr35" draw:text-style-name="P10" xml:id="id36" draw:id="id36" draw:layer="layout" svg:width="2.3cm" svg:height="2.3cm" svg:x="37.608cm" svg:y="19.933cm">
          <text:p text:style-name="P1">aviation-<text:line-break/>transport-<text:line-break/>demand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2" draw:text-style-name="P2" draw:layer="layout" draw:type="curve" svg:x1="25.654cm" svg:y1="21.04cm" svg:x2="26.846cm" svg:y2="21.048cm" draw:start-shape="id32" draw:start-glue-point="7" draw:end-shape="id34" draw:end-glue-point="5" svg:d="M25654 21040c895 0 300 8 1192 8" svg:viewBox="0 0 1193 9">
          <text:p/>
        </draw:connector>
        <draw:custom-shape draw:style-name="gr10" draw:text-style-name="P3" xml:id="id34" draw:id="id34" draw:layer="layout" svg:width="3.5cm" svg:height="1.1cm" svg:x="26.846cm" svg:y="20.498cm">
          <text:p text:style-name="P1">Aircraft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18" draw:text-style-name="P2" draw:layer="layout" draw:type="curve" svg:x1="35.542cm" svg:y1="21.063cm" svg:x2="37.608cm" svg:y2="21.083cm" draw:start-shape="id35" draw:start-glue-point="7" draw:end-shape="id36" draw:end-glue-point="6" svg:d="M35542 21063c1551 0 518 20 2066 20" svg:viewBox="0 0 2067 21">
          <text:p/>
        </draw:connector>
        <draw:connector draw:style-name="gr29" draw:text-style-name="P2" draw:layer="layout" draw:type="curve" svg:x1="28.596cm" svg:y1="21.598cm" svg:x2="14.946cm" svg:y2="25.398cm" draw:start-shape="id34" draw:start-glue-point="6" draw:end-shape="id28" draw:end-glue-point="11" svg:d="M28596 21598c0 2851-13650 952-13650 3800" svg:viewBox="0 0 13651 3801">
          <text:p/>
        </draw:connector>
        <draw:connector draw:style-name="gr36" draw:text-style-name="P2" draw:layer="layout" draw:type="curve" draw:line-skew="0.02cm" svg:x1="9.241cm" svg:y1="5.728cm" svg:x2="10.778cm" svg:y2="5.807cm" draw:start-shape="id6" draw:start-glue-point="9" draw:end-shape="id5" draw:end-glue-point="11" svg:d="M9241 5728c0-1059 1537-1098 1537 79" svg:viewBox="0 0 1538 879">
          <text:p/>
        </draw:connector>
        <draw:connector draw:style-name="gr36" draw:text-style-name="P2" draw:layer="layout" draw:type="curve" svg:x1="16.092cm" svg:y1="5.728cm" svg:x2="17.65cm" svg:y2="5.76cm" draw:start-shape="id23" draw:start-glue-point="8" draw:end-shape="id24" draw:end-glue-point="8" svg:d="M16092 5728c0-1068 1558-1084 1558 32" svg:viewBox="0 0 1559 836">
          <text:p/>
        </draw:connector>
        <draw:connector draw:style-name="gr36" draw:text-style-name="P2" draw:layer="layout" draw:type="curve" draw:line-skew="-0.271cm" svg:x1="26.292cm" svg:y1="7.377cm" svg:x2="26.722cm" svg:y2="5.837cm" draw:start-shape="id18" draw:start-glue-point="8" draw:end-shape="id26" draw:end-glue-point="8" svg:d="M26292 7377c1413 0 1198-1540 430-1540" svg:viewBox="0 0 1036 1541">
          <text:p/>
        </draw:connector>
        <draw:custom-shape draw:style-name="gr27" draw:text-style-name="P8" xml:id="id28" draw:id="id28" draw:layer="layout" svg:width="3.2cm" svg:height="1.2cm" svg:x="12.647cm" svg:y="25.398cm">
          <draw:glue-point draw:id="8" svg:x="-4.375cm" svg:y="-3.333cm"/>
          <draw:glue-point draw:id="9" svg:x="-4.375cm" svg:y="3.333cm"/>
          <draw:glue-point draw:id="10" svg:x="-2.187cm" svg:y="-5cm"/>
          <draw:glue-point draw:id="11" svg:x="2.187cm" svg:y="-5cm"/>
          <draw:glue-point draw:id="12" svg:x="4.375cm" svg:y="-4.166cm" draw:escape-direction="right"/>
          <draw:glue-point draw:id="13" svg:x="4.375cm" svg:y="3.333cm"/>
          <draw:glue-point draw:id="14" svg:x="-1.875cm" svg:y="5cm"/>
          <draw:glue-point draw:id="15" svg:x="1.875cm" svg:y="5cm"/>
          <text:p text:style-name="P1">CO2_atm_bus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0" draw:text-style-name="P2" draw:layer="layout" draw:type="curve" svg:x1="8.868cm" svg:y1="24.735cm" svg:x2="12.647cm" svg:y2="25.998cm" draw:start-shape="id37" draw:start-glue-point="8" draw:end-shape="id28" draw:end-glue-point="5" svg:d="M8868 24735c2835 0 946 1263 3779 1263" svg:viewBox="0 0 3780 1264">
          <text:p/>
        </draw:connector>
        <draw:custom-shape draw:style-name="gr16" draw:text-style-name="P5" xml:id="id35" draw:id="id35" draw:layer="layout" svg:width="3.7cm" svg:height="1.4cm" svg:x="31.842cm" svg:y="20.363cm">
          <draw:glue-point draw:id="8" svg:x="-4.375cm" svg:y="-3.333cm"/>
          <draw:glue-point draw:id="9" svg:x="-4.375cm" svg:y="3.333cm"/>
          <draw:glue-point draw:id="10" svg:x="-2.187cm" svg:y="-5cm"/>
          <draw:glue-point draw:id="11" svg:x="2.187cm" svg:y="-5cm"/>
          <draw:glue-point draw:id="12" svg:x="4.375cm" svg:y="-4.166cm" draw:escape-direction="right"/>
          <draw:glue-point draw:id="13" svg:x="4.375cm" svg:y="3.333cm"/>
          <draw:glue-point draw:id="14" svg:x="-1.875cm" svg:y="5cm"/>
          <draw:glue-point draw:id="15" svg:x="1.875cm" svg:y="5cm"/>
          <text:p text:style-name="P1">air_transport<text:line-break/>_final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8" draw:text-style-name="P2" draw:layer="layout" draw:type="curve" svg:x1="30.346cm" svg:y1="21.048cm" svg:x2="31.842cm" svg:y2="21.063cm" draw:start-shape="id34" draw:start-glue-point="7" draw:end-shape="id35" draw:end-glue-point="5" svg:d="M30346 21048c1123 0 376 15 1496 15" svg:viewBox="0 0 1497 1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fo:font-size="12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07T11:50:18.487693791</meta:creation-date>
    <meta:generator>LibreOffice/6.0.7.3$Linux_X86_64 LibreOffice_project/00m0$Build-3</meta:generator>
    <dc:date>2021-02-16T12:00:50.556259530</dc:date>
    <meta:editing-duration>PT20H58M46S</meta:editing-duration>
    <meta:editing-cycles>35</meta:editing-cycles>
    <dc:creator>Barry McMullin</dc:creator>
    <meta:document-statistic meta:object-count="84"/>
  </office:meta>
</office:document-meta>
</file>